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fo:margin-left="0in" fo:margin-right="0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background-color="transparent" fo:padding="0.0382in" fo:border-left="0.0347in solid #000000" fo:border-right="none" fo:border-top="0.0007in solid #000000" fo:border-bottom="0.0007in solid #000000">
        <style:background-image/>
      </style:table-cell-properties>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background-color="transparent" fo:padding="0.0382in" fo:border-left="0.0347in solid #000000" fo:border-right="none" fo:border-top="none" fo:border-bottom="0.0007in solid #000000">
        <style:background-image/>
      </style:table-cell-properties>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5" style:family="paragraph" style:parent-style-name="Table_20_Contents">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4"/>
      <text:p text:style-name="P1"/>
      <text:p text:style-name="P1"/>
      <text:p text:style-name="P1"/>
      <text:p text:style-name="P1"/>
      <text:p text:style-name="P1"/>
      <text:p text:style-name="P1"/>
      <text:p text:style-name="P1"/>
      <text:p text:style-name="P1"/>
      <text:p text:style-name="P1"/>
      <text:p text:style-name="P1"/>
      <text:p text:style-name="P1">Learning to Program with Haiku</text:p>
      <text:p text:style-name="P2"/>
      <text:p text:style-name="P2">Lesson 16</text:p>
      <text:p text:style-name="P2"/>
      <text:p text:style-name="P2">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Standard"><text:soft-page-break/><text:span text:style-name="symbol0_5f_cpp"><text:span text:style-name="T1">What with all of the emphasis on getting the hang of making Haiku applications the last couple of lessons, you might be getting the impression that we're done learning C++, but there are some more aspects of the language still waiting to be learned. We will address them as they are needed while learning to write Haiku programs.</text:span></text:span></text:p>
      <text:h text:style-name="Heading_20_2" text:outline-level="2"><text:span text:style-name="symbol0_5f_cpp"><text:span text:style-name="T3">Function and Operator Overloading</text:span></text:span></text:h>
      <text:p text:style-name="Standard"><text:span text:style-name="symbol0_5f_cpp"><text:span text:style-name="T1">Normally you think of overloading as being something you typically don't want to do, like overloading an electrical circuit. In C++, it's something that we do all the time to extend the usefulness of an existing function or language operator. </text:span></text:span><text:span text:style-name="Definition"><text:span text:style-name="T2">Function overloading</text:span></text:span><text:span text:style-name="symbol0_5f_cpp"><text:span text:style-name="T1"> defines several versions of a function which take different sets of parameters. Operators are just functions, so things like plus and minus signs can be extended to better integrate the classes we define with the rest of the API. This gives us the ability to make our objects incredibly flexible and convenient.</text:span></text:span></text:p>
      <text:p text:style-name="Standard"><text:span text:style-name="symbol0_5f_cpp"><text:span text:style-name="T1"/></text:span></text:p>
      <text:p text:style-name="Standard"><text:span text:style-name="symbol0_5f_cpp"><text:span text:style-name="T1">In last lesson's project we saw our first example of operator overloading with the BString class when we generated the title for the window. It looked like this:</text:span></text:span></text:p>
      <text:p text:style-name="Standard"><text:span text:style-name="symbol0_5f_cpp"><text:span text:style-name="T1"/></text:span></text:p>
      <text:p text:style-name="CodeBlock">BString labelString<text:span text:style-name="symbol0_5f_cpp">(</text:span><text:span text:style-name="string_5f_cpp">"Clicks: "</text:span><text:span text:style-name="symbol0_5f_cpp">)</text:span><text:span text:style-name="symbol4_5f_cpp">;</text:span> </text:p>
      <text:p text:style-name="CodeBlock"><text:tab/><text:tab/><text:tab/> </text:p>
      <text:p text:style-name="CodeBlock"><text:span text:style-name="comment0_5f_cpp">// This adds the value of fCount to the end of labelString. More</text:span></text:p>
      <text:p text:style-name="CodeBlock"><text:span text:style-name="comment0_5f_cpp">// on this next lesson.</text:span></text:p>
      <text:p text:style-name="CodeBlock">labelString <text:span text:style-name="symbol1_5f_cpp">&lt;&lt;</text:span> fCount<text:span text:style-name="symbol4_5f_cpp">;</text:span> </text:p>
      <text:p text:style-name="CodeBlock"><text:span text:style-name="symbol0_5f_cpp"><text:span text:style-name="T1"/></text:span></text:p>
      <text:p text:style-name="Standard"><text:span text:style-name="symbol0_5f_cpp"><text:span text:style-name="T1">Normally the </text:span></text:span><text:span text:style-name="Code"><text:span text:style-name="T1">&lt;&lt;</text:span></text:span><text:span text:style-name="symbol0_5f_cpp"><text:span text:style-name="T1"> operator does a binary shift left, but it works differently on a BString. The </text:span></text:span><text:span text:style-name="Code"><text:span text:style-name="T1">&lt;&lt;</text:span></text:span><text:span text:style-name="symbol0_5f_cpp"><text:span text:style-name="T1"> operator has been overloaded to work as a more flexible shortcut for its </text:span></text:span><text:span text:style-name="Code"><text:span text:style-name="T1">Append()</text:span></text:span><text:span text:style-name="symbol0_5f_cpp"><text:span text:style-name="T1"> method, converting </text:span></text:span><text:span text:style-name="Code"><text:span text:style-name="T1">fCount</text:span></text:span><text:span text:style-name="symbol0_5f_cpp"><text:span text:style-name="T1"> to a string and then tacking it on to the end of </text:span></text:span><text:span text:style-name="Code"><text:span text:style-name="T1">labelString</text:span></text:span><text:span text:style-name="symbol0_5f_cpp"><text:span text:style-name="T1">. Any operator in C++ can be overloaded, including array brackets, parentheses used for function calls, and the arrow operator.</text:span></text:span></text:p>
      <text:p text:style-name="Standard"><text:span text:style-name="symbol0_5f_cpp"><text:span text:style-name="T1"/></text:span></text:p>
      <text:p text:style-name="Standard"><text:span text:style-name="symbol0_5f_cpp"><text:span text:style-name="T1">Like many other aspects of C++, having the ability to do something does not mean that you should do it, however. Making the </text:span></text:span><text:span text:style-name="Code"><text:span text:style-name="T1">+</text:span></text:span><text:span text:style-name="symbol0_5f_cpp"><text:span text:style-name="T1"> operator perform subtraction can only lead to weeping and gnashing of teeth, for example. Except in rare cases, overloaded operators should perform pretty much the same operation as they do on other objects. In doing so, you will prevent confusion and headaches.</text:span></text:span></text:p>
      <text:p text:style-name="Standard"><text:span text:style-name="symbol0_5f_cpp"><text:span text:style-name="T1"/></text:span></text:p>
      <text:p text:style-name="Standard"><text:span text:style-name="symbol0_5f_cpp"><text:span text:style-name="T1">Except for a select few, operator functions may be implemented either as methods, i.e. part of a class, or regular functions. There are benefits and drawbacks to each. For example, here are the two ways that a + operator may be overloaded:</text:span></text:span></text:p>
      <text:p text:style-name="Standard"><text:span text:style-name="symbol0_5f_cpp"><text:span text:style-name="T1"/></text:span></text:p>
      <text:p text:style-name="Standard"><text:span text:style-name="symbol0_5f_cpp"><text:span text:style-name="T1">Method:</text:span></text:span></text:p>
      <text:p text:style-name="CodeBlock"><text:span text:style-name="symbol0_5f_cpp"><text:span text:style-name="T1"><text:tab/>MyClass operator</text:span></text:span><text:span text:style-name="symbol2_5f_cpp"><text:span text:style-name="T2">+</text:span></text:span><text:span text:style-name="symbol0_5f_cpp"><text:span text:style-name="T2">(</text:span></text:span><text:span text:style-name="keyword3_5f_cpp"><text:span text:style-name="T2">const</text:span></text:span><text:span text:style-name="symbol0_5f_cpp"><text:span text:style-name="T1"> MyClass </text:span></text:span><text:span text:style-name="symbol3_5f_cpp"><text:span text:style-name="T2">&amp;</text:span></text:span><text:span text:style-name="symbol0_5f_cpp"><text:span text:style-name="T1">from</text:span></text:span><text:span text:style-name="symbol0_5f_cpp"><text:span text:style-name="T2">)</text:span></text:span><text:span text:style-name="symbol4_5f_cpp"><text:span text:style-name="T2">;</text:span></text:span></text:p>
      <text:p text:style-name="CodeBlock"><text:span text:style-name="symbol0_5f_cpp"><text:span text:style-name="T1"/></text:span></text:p>
      <text:p text:style-name="Standard"><text:span text:style-name="symbol0_5f_cpp"><text:span text:style-name="T1">Regular function:</text:span></text:span></text:p>
      <text:p text:style-name="CodeBlock"><text:span text:style-name="symbol0_5f_cpp"><text:span text:style-name="T1"><text:tab/>MyClass operator</text:span></text:span><text:span text:style-name="symbol2_5f_cpp"><text:span text:style-name="T2">+</text:span></text:span><text:span text:style-name="symbol0_5f_cpp"><text:span text:style-name="T2">(</text:span></text:span><text:span text:style-name="keyword3_5f_cpp"><text:span text:style-name="T2">const</text:span></text:span><text:span text:style-name="symbol0_5f_cpp"><text:span text:style-name="T1"> MyClass </text:span></text:span><text:span text:style-name="symbol3_5f_cpp"><text:span text:style-name="T2">&amp;</text:span></text:span><text:span text:style-name="symbol0_5f_cpp"><text:span text:style-name="T1">first, </text:span></text:span><text:span text:style-name="keyword3_5f_cpp"><text:span text:style-name="T2">const</text:span></text:span><text:span text:style-name="symbol0_5f_cpp"><text:span text:style-name="T1"> MyClass </text:span></text:span><text:span text:style-name="symbol3_5f_cpp"><text:span text:style-name="T2">&amp;</text:span></text:span><text:span text:style-name="symbol0_5f_cpp"><text:span text:style-name="T1">second</text:span></text:span><text:span text:style-name="symbol0_5f_cpp"><text:span text:style-name="T2">)</text:span></text:span><text:span text:style-name="symbol4_5f_cpp"><text:span text:style-name="T2">;</text:span></text:span></text:p>
      <text:p text:style-name="CodeBlock"><text:span text:style-name="symbol0_5f_cpp"><text:span text:style-name="T1"/></text:span></text:p>
      <text:p text:style-name="Standard"><text:span text:style-name="symbol0_5f_cpp"><text:span text:style-name="T1">All other binary operators follow this format. As a general rule, make binary operators regular functions so that you can use the associated objects without having to explicitly typecast them. The only operators that must be methods are assignment ( '</text:span></text:span><text:span text:style-name="Code"><text:span text:style-name="T1">=</text:span></text:span><text:span text:style-name="symbol0_5f_cpp"><text:span text:style-name="T1">' ), function call ( '</text:span></text:span><text:span text:style-name="Code"><text:span text:style-name="T1">()</text:span></text:span><text:span text:style-name="symbol0_5f_cpp"><text:span text:style-name="T1">' ), subscript ( '</text:span></text:span><text:span text:style-name="Code"><text:span text:style-name="T1">[]</text:span></text:span><text:span text:style-name="symbol0_5f_cpp"><text:span text:style-name="T1">' ), and member selection ( '→' ). Other assignment operators, such as += and /=, should be methods, but are not required to be.</text:span></text:span></text:p>
      <text:p text:style-name="Standard"><text:span text:style-name="symbol0_5f_cpp"><text:span text:style-name="T1"/></text:span></text:p>
      <text:p text:style-name="Standard"><text:span text:style-name="symbol0_5f_cpp"><text:span text:style-name="T1"/></text:span></text:p>
      <text:p text:style-name="Standard"><text:span text:style-name="symbol0_5f_cpp"><text:span text:style-name="T1"/></text:span></text:p>
      <text:p text:style-name="Standard"><text:soft-page-break/><text:span text:style-name="symbol0_5f_cpp"><text:span text:style-name="T1">Unary operators follow this format for implementation:</text:span></text:span></text:p>
      <text:p text:style-name="Standard"><text:span text:style-name="symbol0_5f_cpp"><text:span text:style-name="T1"/></text:span></text:p>
      <text:p text:style-name="Standard"><text:span text:style-name="symbol0_5f_cpp"><text:span text:style-name="T1">Method:</text:span></text:span></text:p>
      <text:p text:style-name="CodeBlock"><text:span text:style-name="symbol0_5f_cpp"><text:span text:style-name="T1"><text:tab/></text:span></text:span><text:span text:style-name="keyword3_5f_cpp"><text:span text:style-name="T2">bool</text:span></text:span><text:span text:style-name="symbol0_5f_cpp"><text:span text:style-name="T1"> operator</text:span></text:span><text:span text:style-name="symbol3_5f_cpp"><text:span text:style-name="T2">!</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span text:style-name="keyword3_5f_cpp"><text:span text:style-name="T2">const</text:span></text:span><text:span text:style-name="symbol4_5f_cpp"><text:span text:style-name="T2">;</text:span></text:span></text:p>
      <text:p text:style-name="Standard"><text:span text:style-name="symbol0_5f_cpp"><text:span text:style-name="T1">Regular function:</text:span></text:span></text:p>
      <text:p text:style-name="CodeBlock"><text:span text:style-name="symbol0_5f_cpp"><text:span text:style-name="T1"><text:tab/></text:span></text:span><text:span text:style-name="keyword3_5f_cpp"><text:span text:style-name="T2">bool</text:span></text:span><text:span text:style-name="symbol0_5f_cpp"><text:span text:style-name="T1"> operator</text:span></text:span><text:span text:style-name="symbol3_5f_cpp"><text:span text:style-name="T2">!</text:span></text:span><text:span text:style-name="symbol0_5f_cpp"><text:span text:style-name="T2">(</text:span></text:span><text:span text:style-name="keyword3_5f_cpp"><text:span text:style-name="T2">const</text:span></text:span><text:span text:style-name="symbol0_5f_cpp"><text:span text:style-name="T1"> MyClass </text:span></text:span><text:span text:style-name="symbol3_5f_cpp"><text:span text:style-name="T2">&amp;</text:span></text:span><text:span text:style-name="symbol0_5f_cpp"><text:span text:style-name="T1">target</text:span></text:span><text:span text:style-name="symbol0_5f_cpp"><text:span text:style-name="T2">)</text:span></text:span><text:span text:style-name="symbol4_5f_cpp"><text:span text:style-name="T2">;</text:span></text:span></text:p>
      <text:p text:style-name="CodeBlock"><text:span text:style-name="symbol0_5f_cpp"><text:span text:style-name="T1"/></text:span></text:p>
      <text:p text:style-name="Standard"><text:span text:style-name="symbol0_5f_cpp"><text:span text:style-name="T1"/></text:span></text:p>
      <text:p text:style-name="Standard"><text:span text:style-name="symbol0_5f_cpp"><text:span text:style-name="T1">There are also a couple of special case operators which deserve some attention. First of all, what about the ++ and -- operators? Each of them can be used two different ways. This means that there are two different ways to overload them. When overloaded, both the prefix (</text:span></text:span><text:span text:style-name="Code"><text:span text:style-name="T1">++i</text:span></text:span><text:span text:style-name="symbol0_5f_cpp"><text:span text:style-name="T1">) and postfix (</text:span></text:span><text:span text:style-name="Code"><text:span text:style-name="T1">i++</text:span></text:span><text:span text:style-name="symbol0_5f_cpp"><text:span text:style-name="T1">) versions must be implemented.</text:span></text:span></text:p>
      <text:p text:style-name="Standard"><text:span text:style-name="symbol0_5f_cpp"><text:span text:style-name="T1"/></text:span></text:p>
      <text:p text:style-name="CodeBlock"><text:span text:style-name="keyword1_5f_cpp"><text:span text:style-name="T2">class</text:span></text:span><text:span text:style-name="symbol0_5f_cpp"><text:span text:style-name="T1"> MyClass</text:span></text:span><text:span text:style-name="symbol4_5f_cpp"><text:span text:style-name="T2">:</text:span></text:span></text:p>
      <text:p text:style-name="CodeBlock"><text:span text:style-name="symbol0_5f_cpp"><text:span text:style-name="T2">{</text:span></text:span></text:p>
      <text:p text:style-name="CodeBlock"><text:span text:style-name="symbol0_5f_cpp"><text:span text:style-name="T1"><text:tab/></text:span></text:span><text:span text:style-name="comment0_5f_cpp"><text:span text:style-name="T2">// Preincrement operator</text:span></text:span></text:p>
      <text:p text:style-name="CodeBlock"><text:span text:style-name="symbol0_5f_cpp"><text:span text:style-name="T1"><text:tab/>MyClass operator</text:span></text:span><text:span text:style-name="symbol2_5f_cpp"><text:span text:style-name="T2">++</text:span></text:span><text:span text:style-name="symbol0_5f_cpp"><text:span text:style-name="T2">(</text:span></text:span><text:span text:style-name="keyword3_5f_cpp"><text:span text:style-name="T2">void</text:span></text:span><text:span text:style-name="symbol0_5f_cpp"><text:span text:style-name="T2">)</text:span></text:span><text:span text:style-name="symbol4_5f_cpp"><text:span text:style-name="T2">;</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Postincrement operator. The integer is just a dummy argument to</text:span></text:span></text:p>
      <text:p text:style-name="CodeBlock"><text:span text:style-name="symbol0_5f_cpp"><text:span text:style-name="T1"><text:tab/></text:span></text:span><text:span text:style-name="comment0_5f_cpp"><text:span text:style-name="T2">// differentiate the two</text:span></text:span></text:p>
      <text:p text:style-name="CodeBlock"><text:span text:style-name="symbol0_5f_cpp"><text:span text:style-name="T1"><text:tab/>MyClass operator</text:span></text:span><text:span text:style-name="symbol2_5f_cpp"><text:span text:style-name="T2">++</text:span></text:span><text:span text:style-name="symbol0_5f_cpp"><text:span text:style-name="T2">(</text:span></text:span><text:span text:style-name="keyword3_5f_cpp"><text:span text:style-name="T2">int</text:span></text:span><text:span text:style-name="symbol0_5f_cpp"><text:span text:style-name="T1"> dummy</text:span></text:span><text:span text:style-name="symbol0_5f_cpp"><text:span text:style-name="T2">)</text:span></text:span><text:span text:style-name="symbol4_5f_cpp"><text:span text:style-name="T2">;</text:span></text:span><text:span text:style-name="symbol0_5f_cpp"><text:span text:style-name="T1"><text:line-break/></text:span></text:span><text:span text:style-name="symbol0_5f_cpp"><text:span text:style-name="T2">}</text:span></text:span><text:span text:style-name="symbol4_5f_cpp"><text:span text:style-name="T2">;</text:span></text:span></text:p>
      <text:p text:style-name="CodeBlock"><text:span text:style-name="symbol0_5f_cpp"><text:span text:style-name="T1"/></text:span></text:p>
      <text:p text:style-name="Standard"><text:span text:style-name="symbol0_5f_cpp"><text:span text:style-name="T1">The subscript operator ('</text:span></text:span><text:span text:style-name="Code"><text:span text:style-name="T1">[]</text:span></text:span><text:span text:style-name="symbol0_5f_cpp"><text:span text:style-name="T1">') also is a special case because it can be on either side of an assignment. It is required to be a method, so there is only one way to implement it:</text:span></text:span></text:p>
      <text:p text:style-name="Standard"><text:span text:style-name="symbol0_5f_cpp"><text:span text:style-name="T1"/></text:span></text:p>
      <text:p text:style-name="CodeBlock"><text:span text:style-name="symbol0_5f_cpp"><text:span text:style-name="T1">MyClass </text:span></text:span><text:span text:style-name="symbol3_5f_cpp"><text:span text:style-name="T2">&amp;</text:span></text:span><text:span text:style-name="symbol0_5f_cpp"><text:span text:style-name="T1"> operator</text:span></text:span><text:span text:style-name="symbol0_5f_cpp"><text:span text:style-name="T2">[]</text:span></text:span><text:span text:style-name="symbol0_5f_cpp"><text:span text:style-name="T1"> </text:span></text:span><text:span text:style-name="symbol0_5f_cpp"><text:span text:style-name="T2">(</text:span></text:span><text:span text:style-name="keyword3_5f_cpp"><text:span text:style-name="T2">const</text:span></text:span><text:span text:style-name="symbol0_5f_cpp"><text:span text:style-name="T1"> </text:span></text:span><text:span text:style-name="keyword3_5f_cpp"><text:span text:style-name="T2">int</text:span></text:span><text:span text:style-name="symbol0_5f_cpp"><text:span text:style-name="T1"> index</text:span></text:span><text:span text:style-name="symbol0_5f_cpp"><text:span text:style-name="T2">)</text:span></text:span><text:span text:style-name="symbol4_5f_cpp"><text:span text:style-name="T2">;</text:span></text:span></text:p>
      <text:p text:style-name="CodeBlock"><text:span text:style-name="symbol0_5f_cpp"><text:span text:style-name="T1"/></text:span></text:p>
      <text:p text:style-name="Standard"><text:span text:style-name="symbol0_5f_cpp"><text:span text:style-name="T1">As a convenience to keep all of this hard-to-remember information, here is an almost-exhaustive table which organizes it into one place.</text:span></text:span></text:p>
      <text:p text:style-name="Standard"><text:span text:style-name="symbol0_5f_cpp"><text:span text:style-name="T1"/></text:span></text:p>
      <text:p text:style-name="Standard"><text:span text:style-name="symbol0_5f_cpp"><text:span text:style-name="T1"/></text:span></text:p>
      <table:table table:name="Table1" table:style-name="Table1">
        <table:table-column table:style-name="Table1.A" table:number-columns-repeated="5"/>
        <table:table-column table:style-name="Table1.F"/>
        <table:table-header-rows>
          <table:table-row>
            <table:table-cell table:style-name="Table1.A1" office:value-type="string">
              <text:p text:style-name="Table_20_Heading">Operator</text:p>
            </table:table-cell>
            <table:table-cell table:style-name="Table1.A1" office:value-type="string">
              <text:p text:style-name="Table_20_Heading">Method</text:p>
            </table:table-cell>
            <table:table-cell table:style-name="Table1.A1" office:value-type="string">
              <text:p text:style-name="Table_20_Heading">Regular</text:p>
            </table:table-cell>
            <table:table-cell table:style-name="Table1.D1" office:value-type="string">
              <text:p text:style-name="Table_20_Heading">Operator</text:p>
            </table:table-cell>
            <table:table-cell table:style-name="Table1.A1" office:value-type="string">
              <text:p text:style-name="Table_20_Heading">Method</text:p>
            </table:table-cell>
            <table:table-cell table:style-name="Table1.F1" office:value-type="string">
              <text:p text:style-name="Table_20_Heading">Regular</text:p>
            </table:table-cell>
          </table:table-row>
        </table:table-header-rows>
        <table:table-row>
          <table:table-cell table:style-name="Table1.A2" office:value-type="string">
            <text:p text:style-name="P5"><text:span text:style-name="Code">+</text:span></text:p>
          </table:table-cell>
          <table:table-cell table:style-name="Table1.A2" office:value-type="string">
            <text:p text:style-name="P5"/>
          </table:table-cell>
          <table:table-cell table:style-name="Table1.A2" office:value-type="string">
            <text:p text:style-name="P5">Recommended</text:p>
          </table:table-cell>
          <table:table-cell table:style-name="Table1.D2" office:value-type="string">
            <text:p text:style-name="P3"><text:span text:style-name="Code"><text:span text:style-name="T1">=</text:span></text:span></text:p>
          </table:table-cell>
          <table:table-cell table:style-name="Table1.A2" office:value-type="string">
            <text:p text:style-name="P5">Required</text:p>
          </table:table-cell>
          <table:table-cell table:style-name="Table1.F2" office:value-type="string">
            <text:p text:style-name="P5"/>
          </table:table-cell>
        </table:table-row>
        <table:table-row>
          <table:table-cell table:style-name="Table1.A2" office:value-type="string">
            <text:p text:style-name="P5"><text:span text:style-name="Code">-</text:span></text:p>
          </table:table-cell>
          <table:table-cell table:style-name="Table1.A2" office:value-type="string">
            <text:p text:style-name="P5"/>
          </table:table-cell>
          <table:table-cell table:style-name="Table1.A2" office:value-type="string">
            <text:p text:style-name="P5">Recommended</text:p>
          </table:table-cell>
          <table:table-cell table:style-name="Table1.D2" office:value-type="string">
            <text:p text:style-name="P5"><text:span text:style-name="Code">+=</text:span></text:p>
          </table:table-cell>
          <table:table-cell table:style-name="Table1.A2" office:value-type="string">
            <text:p text:style-name="P5">Recommended</text:p>
          </table:table-cell>
          <table:table-cell table:style-name="Table1.F2" office:value-type="string">
            <text:p text:style-name="P5"/>
          </table:table-cell>
        </table:table-row>
        <table:table-row>
          <table:table-cell table:style-name="Table1.A2" office:value-type="string">
            <text:p text:style-name="P5"><text:span text:style-name="Code">*</text:span></text:p>
          </table:table-cell>
          <table:table-cell table:style-name="Table1.A2" office:value-type="string">
            <text:p text:style-name="P5"/>
          </table:table-cell>
          <table:table-cell table:style-name="Table1.A2" office:value-type="string">
            <text:p text:style-name="P5">Recommended</text:p>
          </table:table-cell>
          <table:table-cell table:style-name="Table1.D2" office:value-type="string">
            <text:p text:style-name="P5"><text:span text:style-name="Code">-=</text:span></text:p>
          </table:table-cell>
          <table:table-cell table:style-name="Table1.A2" office:value-type="string">
            <text:p text:style-name="P5">Recommended</text:p>
          </table:table-cell>
          <table:table-cell table:style-name="Table1.F2" office:value-type="string">
            <text:p text:style-name="P5"/>
          </table:table-cell>
        </table:table-row>
        <table:table-row>
          <table:table-cell table:style-name="Table1.A2" office:value-type="string">
            <text:p text:style-name="P5"><text:span text:style-name="Code">/</text:span></text:p>
          </table:table-cell>
          <table:table-cell table:style-name="Table1.A2" office:value-type="string">
            <text:p text:style-name="P5"/>
          </table:table-cell>
          <table:table-cell table:style-name="Table1.A2" office:value-type="string">
            <text:p text:style-name="P5">Recommended</text:p>
          </table:table-cell>
          <table:table-cell table:style-name="Table1.D2" office:value-type="string">
            <text:p text:style-name="P5"><text:span text:style-name="Code">*=</text:span></text:p>
          </table:table-cell>
          <table:table-cell table:style-name="Table1.A2" office:value-type="string">
            <text:p text:style-name="P5">Recommended</text:p>
          </table:table-cell>
          <table:table-cell table:style-name="Table1.F2" office:value-type="string">
            <text:p text:style-name="P5"/>
          </table:table-cell>
        </table:table-row>
        <table:table-row>
          <table:table-cell table:style-name="Table1.A2" office:value-type="string">
            <text:p text:style-name="P5"><text:span text:style-name="Code">%</text:span></text:p>
          </table:table-cell>
          <table:table-cell table:style-name="Table1.A2" office:value-type="string">
            <text:p text:style-name="P5"/>
          </table:table-cell>
          <table:table-cell table:style-name="Table1.A2" office:value-type="string">
            <text:p text:style-name="P5">Recommended</text:p>
          </table:table-cell>
          <table:table-cell table:style-name="Table1.D2" office:value-type="string">
            <text:p text:style-name="P5"><text:span text:style-name="Code">/=</text:span></text:p>
          </table:table-cell>
          <table:table-cell table:style-name="Table1.A2" office:value-type="string">
            <text:p text:style-name="P5">Recommended</text:p>
          </table:table-cell>
          <table:table-cell table:style-name="Table1.F2" office:value-type="string">
            <text:p text:style-name="P5"/>
          </table:table-cell>
        </table:table-row>
        <table:table-row>
          <table:table-cell table:style-name="Table1.A2" office:value-type="string">
            <text:p text:style-name="P5"><text:span text:style-name="Code">++</text:span></text:p>
          </table:table-cell>
          <table:table-cell table:style-name="Table1.A2" office:value-type="string">
            <text:p text:style-name="P5">Recommended</text:p>
          </table:table-cell>
          <table:table-cell table:style-name="Table1.A2" office:value-type="string">
            <text:p text:style-name="P5"/>
          </table:table-cell>
          <table:table-cell table:style-name="Table1.D2" office:value-type="string">
            <text:p text:style-name="P5"><text:span text:style-name="Code">%=</text:span></text:p>
          </table:table-cell>
          <table:table-cell table:style-name="Table1.A2" office:value-type="string">
            <text:p text:style-name="P5">Recommended</text:p>
          </table:table-cell>
          <table:table-cell table:style-name="Table1.F2" office:value-type="string">
            <text:p text:style-name="P5"/>
          </table:table-cell>
        </table:table-row>
        <table:table-row>
          <table:table-cell table:style-name="Table1.A2" office:value-type="string">
            <text:p text:style-name="P5"><text:span text:style-name="Code">--</text:span></text:p>
          </table:table-cell>
          <table:table-cell table:style-name="Table1.A2" office:value-type="string">
            <text:p text:style-name="P5">Recommended</text:p>
          </table:table-cell>
          <table:table-cell table:style-name="Table1.A2" office:value-type="string">
            <text:p text:style-name="P5"/>
          </table:table-cell>
          <table:table-cell table:style-name="Table1.D2" office:value-type="string">
            <text:p text:style-name="P5"><text:span text:style-name="Code">&lt;</text:span></text:p>
          </table:table-cell>
          <table:table-cell table:style-name="Table1.A2" office:value-type="string">
            <text:p text:style-name="P5"/>
          </table:table-cell>
          <table:table-cell table:style-name="Table1.F2" office:value-type="string">
            <text:p text:style-name="P5">Recommended</text:p>
          </table:table-cell>
        </table:table-row>
        <table:table-row>
          <table:table-cell table:style-name="Table1.A2" office:value-type="string">
            <text:p text:style-name="P5"><text:span text:style-name="Code">[]</text:span></text:p>
          </table:table-cell>
          <table:table-cell table:style-name="Table1.A2" office:value-type="string">
            <text:p text:style-name="P5">Required</text:p>
          </table:table-cell>
          <table:table-cell table:style-name="Table1.A2" office:value-type="string">
            <text:p text:style-name="P5"/>
          </table:table-cell>
          <table:table-cell table:style-name="Table1.D2" office:value-type="string">
            <text:p text:style-name="P5"><text:span text:style-name="Code">&lt;=</text:span></text:p>
          </table:table-cell>
          <table:table-cell table:style-name="Table1.A2" office:value-type="string">
            <text:p text:style-name="P5"/>
          </table:table-cell>
          <table:table-cell table:style-name="Table1.F2" office:value-type="string">
            <text:p text:style-name="P5">Recommended</text:p>
          </table:table-cell>
        </table:table-row>
        <table:table-row>
          <table:table-cell table:style-name="Table1.A2" office:value-type="string">
            <text:p text:style-name="P5"><text:span text:style-name="Code">^</text:span></text:p>
          </table:table-cell>
          <table:table-cell table:style-name="Table1.A2" office:value-type="string">
            <text:p text:style-name="P5">Recommended</text:p>
          </table:table-cell>
          <table:table-cell table:style-name="Table1.A2" office:value-type="string">
            <text:p text:style-name="P5"/>
          </table:table-cell>
          <table:table-cell table:style-name="Table1.D2" office:value-type="string">
            <text:p text:style-name="P5"><text:span text:style-name="Code">&gt;</text:span></text:p>
          </table:table-cell>
          <table:table-cell table:style-name="Table1.A2" office:value-type="string">
            <text:p text:style-name="P5"/>
          </table:table-cell>
          <table:table-cell table:style-name="Table1.F2" office:value-type="string">
            <text:p text:style-name="P5">Recommended</text:p>
          </table:table-cell>
        </table:table-row>
        <table:table-row>
          <table:table-cell table:style-name="Table1.A2" office:value-type="string">
            <text:p text:style-name="P5"><text:span text:style-name="Code">~</text:span></text:p>
          </table:table-cell>
          <table:table-cell table:style-name="Table1.A2" office:value-type="string">
            <text:p text:style-name="P5">Recommended</text:p>
          </table:table-cell>
          <table:table-cell table:style-name="Table1.A2" office:value-type="string">
            <text:p text:style-name="P5"/>
          </table:table-cell>
          <table:table-cell table:style-name="Table1.D2" office:value-type="string">
            <text:p text:style-name="P5"><text:span text:style-name="Code">&gt;=</text:span></text:p>
          </table:table-cell>
          <table:table-cell table:style-name="Table1.A2" office:value-type="string">
            <text:p text:style-name="P5"/>
          </table:table-cell>
          <table:table-cell table:style-name="Table1.F2" office:value-type="string">
            <text:p text:style-name="P5">Recommended</text:p>
          </table:table-cell>
        </table:table-row>
        <table:table-row>
          <table:table-cell table:style-name="Table1.A2" office:value-type="string">
            <text:p text:style-name="P5"><text:span text:style-name="Code">!</text:span></text:p>
          </table:table-cell>
          <table:table-cell table:style-name="Table1.A2" office:value-type="string">
            <text:p text:style-name="P5">Recommended</text:p>
          </table:table-cell>
          <table:table-cell table:style-name="Table1.A2" office:value-type="string">
            <text:p text:style-name="P5"/>
          </table:table-cell>
          <table:table-cell table:style-name="Table1.D2" office:value-type="string">
            <text:p text:style-name="P3"><text:span text:style-name="Code"><text:span text:style-name="T1">==</text:span></text:span></text:p>
          </table:table-cell>
          <table:table-cell table:style-name="Table1.A2" office:value-type="string">
            <text:p text:style-name="P5"/>
          </table:table-cell>
          <table:table-cell table:style-name="Table1.F2" office:value-type="string">
            <text:p text:style-name="P5">Recommended</text:p>
          </table:table-cell>
        </table:table-row>
        <table:table-row>
          <table:table-cell table:style-name="Table1.A2" office:value-type="string">
            <text:p text:style-name="P5"><text:span text:style-name="Code">&amp;&amp;</text:span></text:p>
          </table:table-cell>
          <table:table-cell table:style-name="Table1.A2" office:value-type="string">
            <text:p text:style-name="P5"/>
          </table:table-cell>
          <table:table-cell table:style-name="Table1.A2" office:value-type="string">
            <text:p text:style-name="P5">Recommended</text:p>
          </table:table-cell>
          <table:table-cell table:style-name="Table1.D2" office:value-type="string">
            <text:p text:style-name="P5"><text:span text:style-name="Code">!=</text:span></text:p>
          </table:table-cell>
          <table:table-cell table:style-name="Table1.A2" office:value-type="string">
            <text:p text:style-name="P5"/>
          </table:table-cell>
          <table:table-cell table:style-name="Table1.F2" office:value-type="string">
            <text:p text:style-name="P5">Recommended</text:p>
          </table:table-cell>
        </table:table-row>
        <text:soft-page-break/>
        <table:table-row>
          <table:table-cell table:style-name="Table1.A2" office:value-type="string">
            <text:p text:style-name="P5"><text:span text:style-name="Code">||</text:span></text:p>
          </table:table-cell>
          <table:table-cell table:style-name="Table1.A2" office:value-type="string">
            <text:p text:style-name="P5"/>
          </table:table-cell>
          <table:table-cell table:style-name="Table1.A2" office:value-type="string">
            <text:p text:style-name="P5">Recommended</text:p>
          </table:table-cell>
          <table:table-cell table:style-name="Table1.D2" office:value-type="string">
            <text:p text:style-name="P5">Bitwise<text:span text:style-name="Code"> &amp;</text:span></text:p>
          </table:table-cell>
          <table:table-cell table:style-name="Table1.A2" office:value-type="string">
            <text:p text:style-name="P5"/>
          </table:table-cell>
          <table:table-cell table:style-name="Table1.F2" office:value-type="string">
            <text:p text:style-name="P5">Recommended</text:p>
          </table:table-cell>
        </table:table-row>
        <table:table-row>
          <table:table-cell table:style-name="Table1.A2" office:value-type="string">
            <text:p text:style-name="P5"><text:span text:style-name="Code">&lt;&lt;</text:span></text:p>
          </table:table-cell>
          <table:table-cell table:style-name="Table1.A2" office:value-type="string">
            <text:p text:style-name="P5"/>
          </table:table-cell>
          <table:table-cell table:style-name="Table1.A2" office:value-type="string">
            <text:p text:style-name="P5">Recommended</text:p>
          </table:table-cell>
          <table:table-cell table:style-name="Table1.D2" office:value-type="string">
            <text:p text:style-name="P5"><text:span text:style-name="Code">|</text:span></text:p>
          </table:table-cell>
          <table:table-cell table:style-name="Table1.A2" office:value-type="string">
            <text:p text:style-name="P5"/>
          </table:table-cell>
          <table:table-cell table:style-name="Table1.F2" office:value-type="string">
            <text:p text:style-name="P5">Recommended</text:p>
          </table:table-cell>
        </table:table-row>
        <table:table-row>
          <table:table-cell table:style-name="Table1.A2" office:value-type="string">
            <text:p text:style-name="P5"><text:span text:style-name="Code">&gt;&gt;</text:span></text:p>
          </table:table-cell>
          <table:table-cell table:style-name="Table1.A2" office:value-type="string">
            <text:p text:style-name="P5"/>
          </table:table-cell>
          <table:table-cell table:style-name="Table1.A2" office:value-type="string">
            <text:p text:style-name="P5">Recommended</text:p>
          </table:table-cell>
          <table:table-cell table:style-name="Table1.D2" office:value-type="string">
            <text:p text:style-name="P5"><text:span text:style-name="Code">&lt;&lt;=</text:span></text:p>
          </table:table-cell>
          <table:table-cell table:style-name="Table1.A2" office:value-type="string">
            <text:p text:style-name="P5">Recommended</text:p>
          </table:table-cell>
          <table:table-cell table:style-name="Table1.F2" office:value-type="string">
            <text:p text:style-name="P5"/>
          </table:table-cell>
        </table:table-row>
        <table:table-row>
          <table:table-cell table:style-name="Table1.A2" office:value-type="string">
            <text:p text:style-name="P5"><text:span text:style-name="Code">()</text:span></text:p>
          </table:table-cell>
          <table:table-cell table:style-name="Table1.A2" office:value-type="string">
            <text:p text:style-name="P5">Required</text:p>
          </table:table-cell>
          <table:table-cell table:style-name="Table1.A2" office:value-type="string">
            <text:p text:style-name="P5"/>
          </table:table-cell>
          <table:table-cell table:style-name="Table1.D2" office:value-type="string">
            <text:p text:style-name="P5"><text:span text:style-name="Code">&gt;&gt;=</text:span></text:p>
          </table:table-cell>
          <table:table-cell table:style-name="Table1.A2" office:value-type="string">
            <text:p text:style-name="P5">Recommended</text:p>
          </table:table-cell>
          <table:table-cell table:style-name="Table1.F2" office:value-type="string">
            <text:p text:style-name="P5"/>
          </table:table-cell>
        </table:table-row>
        <table:table-row>
          <table:table-cell table:style-name="Table1.A2" office:value-type="string">
            <text:p text:style-name="P5"><text:span text:style-name="Code">[]</text:span></text:p>
          </table:table-cell>
          <table:table-cell table:style-name="Table1.A2" office:value-type="string">
            <text:p text:style-name="P5">Required</text:p>
          </table:table-cell>
          <table:table-cell table:style-name="Table1.A2" office:value-type="string">
            <text:p text:style-name="P5"/>
          </table:table-cell>
          <table:table-cell table:style-name="Table1.D2" office:value-type="string">
            <text:p text:style-name="P5"><text:span text:style-name="Code">&amp;=</text:span></text:p>
          </table:table-cell>
          <table:table-cell table:style-name="Table1.A2" office:value-type="string">
            <text:p text:style-name="P5">Recommended</text:p>
          </table:table-cell>
          <table:table-cell table:style-name="Table1.F2" office:value-type="string">
            <text:p text:style-name="P5"/>
          </table:table-cell>
        </table:table-row>
        <table:table-row>
          <table:table-cell table:style-name="Table1.A2" office:value-type="string">
            <text:p text:style-name="P5">Reference<text:span text:style-name="Code"> &amp;</text:span></text:p>
          </table:table-cell>
          <table:table-cell table:style-name="Table1.A2" office:value-type="string">
            <text:p text:style-name="P5">Recommended</text:p>
          </table:table-cell>
          <table:table-cell table:style-name="Table1.A2" office:value-type="string">
            <text:p text:style-name="P5"/>
          </table:table-cell>
          <table:table-cell table:style-name="Table1.D2" office:value-type="string">
            <text:p text:style-name="P5"><text:span text:style-name="Code">|=</text:span></text:p>
          </table:table-cell>
          <table:table-cell table:style-name="Table1.A2" office:value-type="string">
            <text:p text:style-name="P5">Recommended</text:p>
          </table:table-cell>
          <table:table-cell table:style-name="Table1.F2" office:value-type="string">
            <text:p text:style-name="P5"/>
          </table:table-cell>
        </table:table-row>
        <table:table-row>
          <table:table-cell table:style-name="Table1.A2" office:value-type="string">
            <text:p text:style-name="P5">Dereference<text:span text:style-name="Code"> *</text:span></text:p>
          </table:table-cell>
          <table:table-cell table:style-name="Table1.A2" office:value-type="string">
            <text:p text:style-name="P5">Recommended</text:p>
          </table:table-cell>
          <table:table-cell table:style-name="Table1.A2" office:value-type="string">
            <text:p text:style-name="P5"/>
          </table:table-cell>
          <table:table-cell table:style-name="Table1.D2" office:value-type="string">
            <text:p text:style-name="P5"><text:span text:style-name="Code">^=</text:span></text:p>
          </table:table-cell>
          <table:table-cell table:style-name="Table1.A2" office:value-type="string">
            <text:p text:style-name="P5">Recommended</text:p>
          </table:table-cell>
          <table:table-cell table:style-name="Table1.F2" office:value-type="string">
            <text:p text:style-name="P5"/>
          </table:table-cell>
        </table:table-row>
        <table:table-row>
          <table:table-cell table:style-name="Table1.A2" office:value-type="string">
            <text:p text:style-name="P5"><text:span text:style-name="Code">-&gt;</text:span></text:p>
          </table:table-cell>
          <table:table-cell table:style-name="Table1.A2" office:value-type="string">
            <text:p text:style-name="P5">Required</text:p>
          </table:table-cell>
          <table:table-cell table:style-name="Table1.A2" office:value-type="string">
            <text:p text:style-name="P5"/>
          </table:table-cell>
          <table:table-cell table:style-name="Table1.D2" office:value-type="string">
            <text:p text:style-name="P5"><text:span text:style-name="Code"/></text:p>
          </table:table-cell>
          <table:table-cell table:style-name="Table1.A2" office:value-type="string">
            <text:p text:style-name="P5"/>
          </table:table-cell>
          <table:table-cell table:style-name="Table1.F2" office:value-type="string">
            <text:p text:style-name="P5"/>
          </table:table-cell>
        </table:table-row>
      </table:table>
      <text:h text:style-name="Heading_20_2" text:outline-level="2"><text:span text:style-name="symbol0_5f_cpp"><text:span text:style-name="T3">Copy Constructors</text:span></text:span></text:h>
      <text:p text:style-name="Standard"><text:span text:style-name="symbol0_5f_cpp"><text:span text:style-name="T1">Having learned about constructors and destructors in the last lesson, we've learned about most of the basics, leaving out one related item: the copy constructor, but we're going to address it along the way as we deal with a problem with floating point numbers.</text:span></text:span></text:p>
      <text:p text:style-name="Standard"><text:span text:style-name="symbol0_5f_cpp"><text:span text:style-name="T1"/></text:span></text:p>
      <text:p text:style-name="Standard"><text:span text:style-name="symbol0_5f_cpp"><text:span text:style-name="T1">The </text:span></text:span><text:span text:style-name="Code"><text:span text:style-name="T1">float</text:span></text:span><text:span text:style-name="symbol0_5f_cpp"><text:span text:style-name="T1"> type isn't terribly accurate. Add together 50 or 100 floating point numbers and you won't necessarily have exactly the result you would have if you were to add them up with a calculator. This stems from how they are stored in memory. Normally, this isn't a problem, but if we were going to write a personal finance program, any rounding error would be a major issue. We're going to create a type which is accurate to merely two decimal places and no errors. First, let's start with a basic class definition and a quick </text:span></text:span><text:span text:style-name="Code"><text:span text:style-name="T1">main()</text:span></text:span><text:span text:style-name="symbol0_5f_cpp"><text:span text:style-name="T1"> function to test it out.</text:span></text:span></text:p>
      <text:p text:style-name="Standard"><text:span text:style-name="symbol0_5f_cpp"><text:span text:style-name="T1"/></text:span></text:p>
      <text:p text:style-name="CodeBlock"><text:span text:style-name="comment1_5f_cpp"><text:span text:style-name="T2">#include &lt;SupportDefs.h&gt; </text:span></text:span></text:p>
      <text:p text:style-name="CodeBlock"><text:span text:style-name="comment1_5f_cpp"><text:span text:style-name="T2">#include &lt;stdio.h&gt; </text:span></text:span></text:p>
      <text:p text:style-name="CodeBlock"><text:span text:style-name="symbol0_5f_cpp"><text:span text:style-name="T1"/></text:span></text:p>
      <text:p text:style-name="CodeBlock"><text:span text:style-name="keyword1_5f_cpp"><text:span text:style-name="T2">class</text:span></text:span><text:span text:style-name="symbol0_5f_cpp"><text:span text:style-name="T1"> Fixed </text:span></text:span></text:p>
      <text:p text:style-name="CodeBlock"><text:span text:style-name="symbol0_5f_cpp"><text:span text:style-name="T2">{</text:span></text:span><text:span text:style-name="symbol0_5f_cpp"><text:span text:style-name="T1"> </text:span></text:span></text:p>
      <text:p text:style-name="CodeBlock"><text:span text:style-name="keyword1_5f_cpp"><text:span text:style-name="T2">public</text:span></text:span><text:span text:style-name="symbol4_5f_cpp"><text:span text:style-name="T2">:</text:span></text:span><text:span text:style-name="symbol0_5f_cpp"><text:span text:style-name="T1"> </text:span></text:span></text:p>
      <text:p text:style-name="CodeBlock"><text:span text:style-name="symbol0_5f_cpp"><text:span text:style-name="T1"><text:tab/><text:tab/>Fixed</text:span></text:span><text:span text:style-name="symbol0_5f_cpp"><text:span text:style-name="T2">(</text:span></text:span><text:span text:style-name="keyword3_5f_cpp"><text:span text:style-name="T2">voi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Fixed</text:span></text:span><text:span text:style-name="symbol0_5f_cpp"><text:span text:style-name="T2">(</text:span></text:span><text:span text:style-name="keyword3_5f_cpp"><text:span text:style-name="T2">voi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3_5f_cpp"><text:span text:style-name="T2">float</text:span></text:span><text:span text:style-name="symbol0_5f_cpp"><text:span text:style-name="T1"><text:tab/>GetValue</text:span></text:span><text:span text:style-name="symbol0_5f_cpp"><text:span text:style-name="T2">(</text:span></text:span><text:span text:style-name="keyword3_5f_cpp"><text:span text:style-name="T2">voi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3_5f_cpp"><text:span text:style-name="T2">void</text:span></text:span><text:span text:style-name="symbol0_5f_cpp"><text:span text:style-name="T1"><text:tab/>SetValue</text:span></text:span><text:span text:style-name="symbol0_5f_cpp"><text:span text:style-name="T2">(</text:span></text:span><text:span text:style-name="keyword3_5f_cpp"><text:span text:style-name="T2">const</text:span></text:span><text:span text:style-name="symbol0_5f_cpp"><text:span text:style-name="T1"> int64 </text:span></text:span><text:span text:style-name="symbol3_5f_cpp"><text:span text:style-name="T2">&amp;</text:span></text:span><text:span text:style-name="symbol0_5f_cpp"><text:span text:style-name="T1">value</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keyword1_5f_cpp"><text:span text:style-name="T2">private</text:span></text:span><text:span text:style-name="symbol4_5f_cpp"><text:span text:style-name="T2">:</text:span></text:span><text:span text:style-name="symbol0_5f_cpp"><text:span text:style-name="T1"><text:tab/> </text:span></text:span></text:p>
      <text:p text:style-name="CodeBlock"><text:span text:style-name="symbol0_5f_cpp"><text:span text:style-name="T1"><text:tab/>int64<text:tab/></text:span></text:span><text:span text:style-name="symbol2_5f_cpp"><text:span text:style-name="T2">*</text:span></text:span><text:span text:style-name="symbol0_5f_cpp"><text:span text:style-name="T1">fValue</text:span></text:span><text:span text:style-name="symbol4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Fixed</text:span></text:span><text:span text:style-name="symbol4_5f_cpp"><text:span text:style-name="T2">::</text:span></text:span><text:span text:style-name="member1_5f_cpp"><text:span text:style-name="T2">Fixed</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fValue </text:span></text:span><text:span text:style-name="symbol1_5f_cpp"><text:span text:style-name="T2">=</text:span></text:span><text:span text:style-name="symbol0_5f_cpp"><text:span text:style-name="T1"> </text:span></text:span><text:span text:style-name="keyword2_5f_cpp"><text:span text:style-name="T2">new</text:span></text:span><text:span text:style-name="symbol0_5f_cpp"><text:span text:style-name="T1"> int64</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symbol2_5f_cpp"><text:span text:style-name="T2">*</text:span></text:span><text:span text:style-name="symbol0_5f_cpp"><text:span text:style-name="T1">fValue </text:span></text:span><text:span text:style-name="symbol1_5f_cpp"><text:span text:style-name="T2">=</text:span></text:span><text:span text:style-name="symbol0_5f_cpp"><text:span text:style-name="T1"> </text:span></text:span><text:span text:style-name="number_5f_cpp"><text:span text:style-name="T2">0</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Fixed</text:span></text:span><text:span text:style-name="symbol4_5f_cpp"><text:span text:style-name="T2">::</text:span></text:span><text:span text:style-name="symbol0_5f_cpp"><text:span text:style-name="T1">~Fixed</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keyword2_5f_cpp"><text:span text:style-name="T2">delete</text:span></text:span><text:span text:style-name="symbol0_5f_cpp"><text:span text:style-name="T1"> fValue</text:span></text:span><text:span text:style-name="symbol4_5f_cpp"><text:span text:style-name="T2">;</text:span></text:span><text:span text:style-name="symbol0_5f_cpp"><text:span text:style-name="T1"> </text:span></text:span></text:p>
      <text:p text:style-name="CodeBlock"><text:soft-page-brea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keyword3_5f_cpp"><text:span text:style-name="T2">float</text:span></text:span><text:span text:style-name="symbol0_5f_cpp"><text:span text:style-name="T1"> </text:span></text:span></text:p>
      <text:p text:style-name="CodeBlock"><text:span text:style-name="symbol0_5f_cpp"><text:span text:style-name="T1">Fixed</text:span></text:span><text:span text:style-name="symbol4_5f_cpp"><text:span text:style-name="T2">::</text:span></text:span><text:span text:style-name="member1_5f_cpp"><text:span text:style-name="T2">GetValue</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return</text:span></text:span><text:span text:style-name="symbol0_5f_cpp"><text:span text:style-name="T1"> </text:span></text:span><text:span text:style-name="keyword3_5f_cpp"><text:span text:style-name="T2">float</text:span></text:span><text:span text:style-name="symbol0_5f_cpp"><text:span text:style-name="T2">(</text:span></text:span><text:span text:style-name="symbol2_5f_cpp"><text:span text:style-name="T2">*</text:span></text:span><text:span text:style-name="symbol0_5f_cpp"><text:span text:style-name="T1">fValue</text:span></text:span><text:span text:style-name="symbol0_5f_cpp"><text:span text:style-name="T2">)</text:span></text:span><text:span text:style-name="symbol0_5f_cpp"><text:span text:style-name="T1"> </text:span></text:span><text:span text:style-name="symbol2_5f_cpp"><text:span text:style-name="T2">/</text:span></text:span><text:span text:style-name="symbol0_5f_cpp"><text:span text:style-name="T1"> </text:span></text:span><text:span text:style-name="number_5f_cpp"><text:span text:style-name="T2">100.0</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keyword3_5f_cpp"><text:span text:style-name="T2">void</text:span></text:span><text:span text:style-name="symbol0_5f_cpp"><text:span text:style-name="T1"> </text:span></text:span></text:p>
      <text:p text:style-name="CodeBlock"><text:span text:style-name="symbol0_5f_cpp"><text:span text:style-name="T1">Fixed</text:span></text:span><text:span text:style-name="symbol4_5f_cpp"><text:span text:style-name="T2">::</text:span></text:span><text:span text:style-name="member1_5f_cpp"><text:span text:style-name="T2">SetValue</text:span></text:span><text:span text:style-name="symbol0_5f_cpp"><text:span text:style-name="T2">(</text:span></text:span><text:span text:style-name="keyword3_5f_cpp"><text:span text:style-name="T2">const</text:span></text:span><text:span text:style-name="symbol0_5f_cpp"><text:span text:style-name="T1"> int64 </text:span></text:span><text:span text:style-name="symbol3_5f_cpp"><text:span text:style-name="T2">&amp;</text:span></text:span><text:span text:style-name="symbol0_5f_cpp"><text:span text:style-name="T1">value</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symbol2_5f_cpp"><text:span text:style-name="T2">*</text:span></text:span><text:span text:style-name="symbol0_5f_cpp"><text:span text:style-name="T1">fValue </text:span></text:span><text:span text:style-name="symbol1_5f_cpp"><text:span text:style-name="T2">=</text:span></text:span><text:span text:style-name="symbol0_5f_cpp"><text:span text:style-name="T1"> value </text:span></text:span><text:span text:style-name="symbol2_5f_cpp"><text:span text:style-name="T2">*</text:span></text:span><text:span text:style-name="symbol0_5f_cpp"><text:span text:style-name="T1"> </text:span></text:span><text:span text:style-name="number_5f_cpp"><text:span text:style-name="T2">100</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keyword3_5f_cpp"><text:span text:style-name="T2">int</text:span></text:span><text:span text:style-name="symbol0_5f_cpp"><text:span text:style-name="T1"> </text:span></text:span></text:p>
      <text:p text:style-name="CodeBlock"><text:span text:style-name="symbol0_5f_cpp"><text:span text:style-name="T1">main</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Fixed f</text:span></text:span><text:span text:style-name="symbol4_5f_cpp"><text:span text:style-name="T2">;</text:span></text:span><text:span text:style-name="symbol0_5f_cpp"><text:span text:style-name="T1"> </text:span></text:span></text:p>
      <text:p text:style-name="CodeBlock"><text:span text:style-name="symbol0_5f_cpp"><text:span text:style-name="T1"><text:tab/>f.</text:span></text:span><text:span text:style-name="member0_5f_cpp"><text:span text:style-name="T2">SetValue</text:span></text:span><text:span text:style-name="symbol0_5f_cpp"><text:span text:style-name="T2">(</text:span></text:span><text:span text:style-name="number_5f_cpp"><text:span text:style-name="T2">1234</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symbol0_5f_cpp"><text:span text:style-name="T1"><text:tab/></text:span></text:span><text:span text:style-name="keyword2_5f_cpp"><text:span text:style-name="T2">printf</text:span></text:span><text:span text:style-name="symbol0_5f_cpp"><text:span text:style-name="T2">(</text:span></text:span><text:span text:style-name="string_5f_cpp"><text:span text:style-name="T2">"Value: %f</text:span></text:span><text:span text:style-name="escaped_5f_cpp"><text:span text:style-name="T2">\n</text:span></text:span><text:span text:style-name="string_5f_cpp"><text:span text:style-name="T2">"</text:span></text:span><text:span text:style-name="symbol0_5f_cpp"><text:span text:style-name="T1">,f.</text:span></text:span><text:span text:style-name="member0_5f_cpp"><text:span text:style-name="T2">GetValue</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return</text:span></text:span><text:span text:style-name="symbol0_5f_cpp"><text:span text:style-name="T1"> </text:span></text:span><text:span text:style-name="number_5f_cpp"><text:span text:style-name="T2">0</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Standard"><text:span text:style-name="symbol0_5f_cpp"><text:span text:style-name="T1">The code itself isn't terribly complicated. We have four public methods: the constructor, which allocates heap memory for </text:span></text:span><text:span text:style-name="Code"><text:span text:style-name="T1">fValue</text:span></text:span><text:span text:style-name="symbol0_5f_cpp"><text:span text:style-name="T1"> and initializes the value to zero, the destructor, which frees the heap memory for </text:span></text:span><text:span text:style-name="Code"><text:span text:style-name="T1">fValue</text:span></text:span><text:span text:style-name="symbol0_5f_cpp"><text:span text:style-name="T1">, and methods to get and set the object's value.</text:span></text:span></text:p>
      <text:p text:style-name="Standard"><text:span text:style-name="symbol0_5f_cpp"><text:span text:style-name="T1"/></text:span></text:p>
      <text:p text:style-name="Standard"><text:span text:style-name="symbol0_5f_cpp"><text:span text:style-name="T1">The idea behind our fixed class is that we're going to use a regular integer to hold a floating point value to avoid any rounding errors. The lowest two digits are reserved for the fractional part, so we will have to multiply any outside numbers by 100 to be able to add them to our Fixed class and divide the value of our Fixed class by 100 to translate to proper values for the outside world. So far everything seems to work properly. Let's tweak our </text:span></text:span><text:span text:style-name="Code"><text:span text:style-name="T1">main()</text:span></text:span><text:span text:style-name="symbol0_5f_cpp"><text:span text:style-name="T1"> function a bit:</text:span></text:span></text:p>
      <text:p text:style-name="Standard"><text:span text:style-name="symbol0_5f_cpp"><text:span text:style-name="T1"/></text:span></text:p>
      <text:p text:style-name="CodeBlock"><text:span text:style-name="keyword3_5f_cpp"><text:span text:style-name="T2">int</text:span></text:span><text:span text:style-name="symbol0_5f_cpp"><text:span text:style-name="T1"> </text:span></text:span></text:p>
      <text:p text:style-name="CodeBlock"><text:span text:style-name="symbol0_5f_cpp"><text:span text:style-name="T1">main</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Fixed f1</text:span></text:span><text:span text:style-name="symbol4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symbol0_5f_cpp"><text:span text:style-name="T1"><text:tab/></text:span></text:span><text:span text:style-name="keyword0_5f_cpp"><text:span text:style-name="T2">if</text:span></text:span><text:span text:style-name="symbol0_5f_cpp"><text:span text:style-name="T1"> </text:span></text:span><text:span text:style-name="symbol0_5f_cpp"><text:span text:style-name="T2">(</text:span></text:span><text:span text:style-name="symbol0_5f_cpp"><text:span text:style-name="T1">f1.</text:span></text:span><text:span text:style-name="member0_5f_cpp"><text:span text:style-name="T2">GetValue</text:span></text:span><text:span text:style-name="symbol0_5f_cpp"><text:span text:style-name="T2">()</text:span></text:span><text:span text:style-name="symbol0_5f_cpp"><text:span text:style-name="T1"> </text:span></text:span><text:span text:style-name="symbol1_5f_cpp"><text:span text:style-name="T2">==</text:span></text:span><text:span text:style-name="symbol0_5f_cpp"><text:span text:style-name="T1"> </text:span></text:span><text:span text:style-name="number_5f_cpp"><text:span text:style-name="T2">0</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Fixed f2</text:span></text:span><text:span text:style-name="symbol4_5f_cpp"><text:span text:style-name="T2">;</text:span></text:span><text:span text:style-name="symbol0_5f_cpp"><text:span text:style-name="T1"> </text:span></text:span></text:p>
      <text:p text:style-name="CodeBlock"><text:span text:style-name="symbol0_5f_cpp"><text:span text:style-name="T1"><text:tab/><text:tab/>f2.</text:span></text:span><text:span text:style-name="member0_5f_cpp"><text:span text:style-name="T2">SetValue</text:span></text:span><text:span text:style-name="symbol0_5f_cpp"><text:span text:style-name="T2">(</text:span></text:span><text:span text:style-name="number_5f_cpp"><text:span text:style-name="T2">1234</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f1 </text:span></text:span><text:span text:style-name="symbol1_5f_cpp"><text:span text:style-name="T2">=</text:span></text:span><text:span text:style-name="symbol0_5f_cpp"><text:span text:style-name="T1"> f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tab/> </text:p>
      <text:p text:style-name="CodeBlock"><text:span text:style-name="symbol0_5f_cpp"><text:span text:style-name="T1"><text:tab/></text:span></text:span><text:span text:style-name="keyword2_5f_cpp"><text:span text:style-name="T2">printf</text:span></text:span><text:span text:style-name="symbol0_5f_cpp"><text:span text:style-name="T2">(</text:span></text:span><text:span text:style-name="string_5f_cpp"><text:span text:style-name="T2">"Value: %f</text:span></text:span><text:span text:style-name="escaped_5f_cpp"><text:span text:style-name="T2">\n</text:span></text:span><text:span text:style-name="string_5f_cpp"><text:span text:style-name="T2">"</text:span></text:span><text:span text:style-name="symbol0_5f_cpp"><text:span text:style-name="T1">,f1.</text:span></text:span><text:span text:style-name="member0_5f_cpp"><text:span text:style-name="T2">GetValue</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return</text:span></text:span><text:span text:style-name="symbol0_5f_cpp"><text:span text:style-name="T1"> </text:span></text:span><text:span text:style-name="number_5f_cpp"><text:span text:style-name="T2">0</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Standard"><text:span text:style-name="symbol0_5f_cpp"><text:span text:style-name="T1">If compiled and run under Haiku, once again everything seems to be OK, but there are two devilishly hard-to-find little bugs in the works that will pop up only if our program gets more complicated: the address held by </text:span></text:span><text:span text:style-name="Code"><text:span text:style-name="T1">fValue</text:span></text:span><text:span text:style-name="symbol0_5f_cpp"><text:span text:style-name="T1"> in our variable </text:span></text:span><text:span text:style-name="Code"><text:span text:style-name="T1">f1</text:span></text:span><text:span text:style-name="symbol0_5f_cpp"><text:span text:style-name="T1"> is deleted twice and there is memory leaked. Double deletes are in some ways worse than memory leaks because they can potentially crash your program and the location of the crash rarely has much to do with the location of the problem. Worse yet, changing the </text:span></text:span><text:soft-page-break/><text:span text:style-name="symbol0_5f_cpp"><text:span text:style-name="T1">code can cause it to crash in a different place without any apparent reason.</text:span></text:span></text:p>
      <text:p text:style-name="Standard"><text:span text:style-name="symbol0_5f_cpp"><text:span text:style-name="T1"/></text:span></text:p>
      <text:p text:style-name="Standard"><text:span text:style-name="symbol0_5f_cpp"><text:span text:style-name="T1">The problem with this code is that the last line of the </text:span></text:span><text:span text:style-name="Code"><text:span text:style-name="T1">if</text:span></text:span><text:span text:style-name="symbol0_5f_cpp"><text:span text:style-name="T1"> block doesn't do exactly what we want it to do. What we want is to copy the </text:span></text:span><text:span text:style-name="Emphasis"><text:span text:style-name="T1">value</text:span></text:span><text:span text:style-name="symbol0_5f_cpp"><text:span text:style-name="T1">, but what is copied is the </text:span></text:span><text:span text:style-name="Emphasis"><text:span text:style-name="T1">pointer</text:span></text:span><text:span text:style-name="symbol0_5f_cpp"><text:span text:style-name="T1">. When </text:span></text:span><text:span text:style-name="Code"><text:span text:style-name="T1">f2</text:span></text:span><text:span text:style-name="symbol0_5f_cpp"><text:span text:style-name="T1"> goes out of scope at the end of the </text:span></text:span><text:span text:style-name="Code"><text:span text:style-name="T1">if</text:span></text:span><text:span text:style-name="symbol0_5f_cpp"><text:span text:style-name="T1"> block, its </text:span></text:span><text:span text:style-name="Code"><text:span text:style-name="T1">fValue</text:span></text:span><text:span text:style-name="symbol0_5f_cpp"><text:span text:style-name="T1"> is deleted. The problem is that </text:span></text:span><text:span text:style-name="Code"><text:span text:style-name="T1">f1</text:span></text:span><text:span text:style-name="symbol0_5f_cpp"><text:span text:style-name="T1">'s </text:span></text:span><text:span text:style-name="Code"><text:span text:style-name="T1">fValue</text:span></text:span><text:span text:style-name="symbol0_5f_cpp"><text:span text:style-name="T1"> is pointing to the same address. Uh-oh. </text:span></text:span><text:span text:style-name="Code"><text:span text:style-name="T1">f1.fValue</text:span></text:span><text:span text:style-name="symbol0_5f_cpp"><text:span text:style-name="T1"> is pointing to a memory location that is now invalid. Anything can happen when </text:span></text:span><text:span text:style-name="Code"><text:span text:style-name="T1">f1</text:span></text:span><text:span text:style-name="symbol0_5f_cpp"><text:span text:style-name="T1"> is deleted when our program exits. The memory allocated is also floating out in the ether, </text:span></text:span><text:span text:style-name="symbol0_5f_cpp"><text:span text:style-name="T1">never to be deleted until the operating system cleans up our mess for us. If a problem like this should appear in a program under Ubuntu Linux, error information is printed out, but for Haiku, nothing happens. This is actually worse because we're not told about a problem which exists.</text:span></text:span></text:p>
      <text:p text:style-name="Standard"><text:span text:style-name="symbol0_5f_cpp"><text:span text:style-name="T1"/></text:span></text:p>
      <text:p text:style-name="Standard"><text:span text:style-name="symbol0_5f_cpp"><text:span text:style-name="T1">Fixing the bug, fortunately, is pretty easy once we understand it. The problem is that a shallow copy was performed. Shallow object copies dump the exact values of the properties of one object into another. This is fine so long as the objects' properties are allocated on the stack. Heap-allocated properties require a deep copy. This can only be done by implementing our own copy constructor and, while we're at it, overloading the assignment operator.</text:span></text:span></text:p>
      <text:p text:style-name="Standard"><text:span text:style-name="symbol0_5f_cpp"><text:span text:style-name="T1"/></text:span></text:p>
      <text:p text:style-name="Standard"><text:span text:style-name="symbol0_5f_cpp"><text:span text:style-name="T1">The copy constructor is a function called whenever an object needs to be duplicated. The default copy constructor performs a shallow copy, which is sufficient in many cases. This isn't one of them, however. We will add these two entries to the class definition:</text:span></text:span></text:p>
      <text:p text:style-name="Standard"><text:span text:style-name="symbol0_5f_cpp"><text:span text:style-name="T1"/></text:span></text:p>
      <text:p text:style-name="CodeBlock"><text:span text:style-name="symbol0_5f_cpp"><text:span text:style-name="T1"><text:tab/><text:tab/>Fixed</text:span></text:span><text:span text:style-name="symbol0_5f_cpp"><text:span text:style-name="T2">(</text:span></text:span><text:span text:style-name="keyword3_5f_cpp"><text:span text:style-name="T2">const</text:span></text:span><text:span text:style-name="symbol0_5f_cpp"><text:span text:style-name="T1"> Fixed </text:span></text:span><text:span text:style-name="symbol3_5f_cpp"><text:span text:style-name="T2">&amp;</text:span></text:span><text:span text:style-name="symbol0_5f_cpp"><text:span text:style-name="T1">from</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Fixed </text:span></text:span><text:span text:style-name="symbol3_5f_cpp"><text:span text:style-name="T2">&amp;</text:span></text:span><text:span text:style-name="symbol0_5f_cpp"><text:span text:style-name="T1"><text:tab/>operator</text:span></text:span><text:span text:style-name="symbol1_5f_cpp"><text:span text:style-name="T2">=</text:span></text:span><text:span text:style-name="symbol0_5f_cpp"><text:span text:style-name="T2">(</text:span></text:span><text:span text:style-name="keyword3_5f_cpp"><text:span text:style-name="T2">const</text:span></text:span><text:span text:style-name="symbol0_5f_cpp"><text:span text:style-name="T1"> Fixed </text:span></text:span><text:span text:style-name="symbol3_5f_cpp"><text:span text:style-name="T2">&amp;</text:span></text:span><text:span text:style-name="symbol0_5f_cpp"><text:span text:style-name="T1">from</text:span></text:span><text:span text:style-name="symbol0_5f_cpp"><text:span text:style-name="T2">)</text:span></text:span><text:span text:style-name="symbol4_5f_cpp"><text:span text:style-name="T2">;</text:span></text:span></text:p>
      <text:p text:style-name="Standard"><text:span text:style-name="symbol0_5f_cpp"><text:span text:style-name="T1"/></text:span></text:p>
      <text:p text:style-name="Standard"><text:span text:style-name="symbol0_5f_cpp"><text:span text:style-name="T1">The implementation of these two functions will look like this:</text:span></text:span></text:p>
      <text:p text:style-name="Standard"><text:span text:style-name="symbol0_5f_cpp"><text:span text:style-name="T1"/></text:span></text:p>
      <text:p text:style-name="CodeBlock"><text:span text:style-name="symbol0_5f_cpp"><text:span text:style-name="T1">Fixed</text:span></text:span><text:span text:style-name="symbol4_5f_cpp"><text:span text:style-name="T2">::</text:span></text:span><text:span text:style-name="member1_5f_cpp"><text:span text:style-name="T2">Fixed</text:span></text:span><text:span text:style-name="symbol0_5f_cpp"><text:span text:style-name="T2">(</text:span></text:span><text:span text:style-name="keyword3_5f_cpp"><text:span text:style-name="T2">const</text:span></text:span><text:span text:style-name="symbol0_5f_cpp"><text:span text:style-name="T1"> Fixed </text:span></text:span><text:span text:style-name="symbol3_5f_cpp"><text:span text:style-name="T2">&amp;</text:span></text:span><text:span text:style-name="symbol0_5f_cpp"><text:span text:style-name="T1">from</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fValue </text:span></text:span><text:span text:style-name="symbol1_5f_cpp"><text:span text:style-name="T2">=</text:span></text:span><text:span text:style-name="symbol0_5f_cpp"><text:span text:style-name="T1"> </text:span></text:span><text:span text:style-name="keyword2_5f_cpp"><text:span text:style-name="T2">new</text:span></text:span><text:span text:style-name="symbol0_5f_cpp"><text:span text:style-name="T1"> int64</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symbol2_5f_cpp"><text:span text:style-name="T2">*</text:span></text:span><text:span text:style-name="symbol0_5f_cpp"><text:span text:style-name="T1">fValue </text:span></text:span><text:span text:style-name="symbol1_5f_cpp"><text:span text:style-name="T2">=</text:span></text:span><text:span text:style-name="symbol0_5f_cpp"><text:span text:style-name="T1"> </text:span></text:span><text:span text:style-name="symbol2_5f_cpp"><text:span text:style-name="T2">*</text:span></text:span><text:span text:style-name="symbol0_5f_cpp"><text:span text:style-name="T1">from.</text:span></text:span><text:span text:style-name="member0_5f_cpp"><text:span text:style-name="T2">fValue</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Fixed </text:span></text:span><text:span text:style-name="symbol3_5f_cpp"><text:span text:style-name="T2">&amp;</text:span></text:span><text:span text:style-name="symbol0_5f_cpp"><text:span text:style-name="T1"> </text:span></text:span></text:p>
      <text:p text:style-name="CodeBlock"><text:span text:style-name="symbol0_5f_cpp"><text:span text:style-name="T1">Fixed</text:span></text:span><text:span text:style-name="symbol4_5f_cpp"><text:span text:style-name="T2">::</text:span></text:span><text:span text:style-name="member1_5f_cpp"><text:span text:style-name="T2">operator</text:span></text:span><text:span text:style-name="symbol1_5f_cpp"><text:span text:style-name="T2">=</text:span></text:span><text:span text:style-name="symbol0_5f_cpp"><text:span text:style-name="T2">(</text:span></text:span><text:span text:style-name="keyword3_5f_cpp"><text:span text:style-name="T2">const</text:span></text:span><text:span text:style-name="symbol0_5f_cpp"><text:span text:style-name="T1"> Fixed </text:span></text:span><text:span text:style-name="symbol3_5f_cpp"><text:span text:style-name="T2">&amp;</text:span></text:span><text:span text:style-name="symbol0_5f_cpp"><text:span text:style-name="T1">from</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symbol2_5f_cpp"><text:span text:style-name="T2">*</text:span></text:span><text:span text:style-name="symbol0_5f_cpp"><text:span text:style-name="T1">fValue </text:span></text:span><text:span text:style-name="symbol1_5f_cpp"><text:span text:style-name="T2">=</text:span></text:span><text:span text:style-name="symbol0_5f_cpp"><text:span text:style-name="T1"> </text:span></text:span><text:span text:style-name="symbol2_5f_cpp"><text:span text:style-name="T2">*</text:span></text:span><text:span text:style-name="symbol0_5f_cpp"><text:span text:style-name="T1">from.</text:span></text:span><text:span text:style-name="member0_5f_cpp"><text:span text:style-name="T2">fValue</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Standard"><text:span text:style-name="symbol0_5f_cpp"><text:span text:style-name="T1"/></text:span></text:p>
      <text:p text:style-name="Standard"><text:span text:style-name="symbol0_5f_cpp"><text:span text:style-name="T1">This copies the values in the addresses kept in </text:span></text:span><text:span text:style-name="Code"><text:span text:style-name="T1">fValue</text:span></text:span><text:span text:style-name="symbol0_5f_cpp"><text:span text:style-name="T1"> instead of copying addresses themselves, thus performing a deep copy. All is right with the universe again for a little while longer. Whew! </text:span></text:span></text:p>
      <text:h text:style-name="Heading_20_2" text:outline-level="2"><text:span text:style-name="symbol0_5f_cpp"><text:span text:style-name="T3">Project</text:span></text:span></text:h>
      <text:p text:style-name="Standard"><text:span text:style-name="symbol0_5f_cpp"><text:span text:style-name="T1">Let's go one step further and really flesh out this class. It may come in quite handy at some point in the future. Here are the declarations for some more operator overloading that would be useful to integrate our new class into the rest of the programming environment:</text:span></text:span></text:p>
      <text:p text:style-name="Standard"><text:span text:style-name="symbol0_5f_cpp"><text:span text:style-name="T1"/></text:span></text:p>
      <text:p text:style-name="CodeBlock"><text:span text:style-name="symbol0_5f_cpp"><text:span text:style-name="T1">Fixed operator</text:span></text:span><text:span text:style-name="symbol2_5f_cpp"><text:span text:style-name="T2">+</text:span></text:span><text:span text:style-name="symbol0_5f_cpp"><text:span text:style-name="T2">(</text:span></text:span><text:span text:style-name="keyword3_5f_cpp"><text:span text:style-name="T2">const</text:span></text:span><text:span text:style-name="symbol0_5f_cpp"><text:span text:style-name="T1"> Fixed </text:span></text:span><text:span text:style-name="symbol3_5f_cpp"><text:span text:style-name="T2">&amp;</text:span></text:span><text:span text:style-name="symbol0_5f_cpp"><text:span text:style-name="T1">first, </text:span></text:span><text:span text:style-name="keyword3_5f_cpp"><text:span text:style-name="T2">const</text:span></text:span><text:span text:style-name="symbol0_5f_cpp"><text:span text:style-name="T1"> Fixed </text:span></text:span><text:span text:style-name="symbol3_5f_cpp"><text:span text:style-name="T2">&amp;</text:span></text:span><text:span text:style-name="symbol0_5f_cpp"><text:span text:style-name="T1">secon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Fixed operator</text:span></text:span><text:span text:style-name="symbol2_5f_cpp"><text:span text:style-name="T2">-</text:span></text:span><text:span text:style-name="symbol0_5f_cpp"><text:span text:style-name="T2">(</text:span></text:span><text:span text:style-name="keyword3_5f_cpp"><text:span text:style-name="T2">const</text:span></text:span><text:span text:style-name="symbol0_5f_cpp"><text:span text:style-name="T1"> Fixed </text:span></text:span><text:span text:style-name="symbol3_5f_cpp"><text:span text:style-name="T2">&amp;</text:span></text:span><text:span text:style-name="symbol0_5f_cpp"><text:span text:style-name="T1">first, </text:span></text:span><text:span text:style-name="keyword3_5f_cpp"><text:span text:style-name="T2">const</text:span></text:span><text:span text:style-name="symbol0_5f_cpp"><text:span text:style-name="T1"> Fixed </text:span></text:span><text:span text:style-name="symbol3_5f_cpp"><text:span text:style-name="T2">&amp;</text:span></text:span><text:span text:style-name="symbol0_5f_cpp"><text:span text:style-name="T1">secon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keyword3_5f_cpp"><text:span text:style-name="T2">bool</text:span></text:span><text:span text:style-name="symbol0_5f_cpp"><text:span text:style-name="T1"> operator</text:span></text:span><text:span text:style-name="symbol1_5f_cpp"><text:span text:style-name="T2">&lt;</text:span></text:span><text:span text:style-name="symbol0_5f_cpp"><text:span text:style-name="T2">(</text:span></text:span><text:span text:style-name="keyword3_5f_cpp"><text:span text:style-name="T2">const</text:span></text:span><text:span text:style-name="symbol0_5f_cpp"><text:span text:style-name="T1"> Fixed </text:span></text:span><text:span text:style-name="symbol3_5f_cpp"><text:span text:style-name="T2">&amp;</text:span></text:span><text:span text:style-name="symbol0_5f_cpp"><text:span text:style-name="T1">first, </text:span></text:span><text:span text:style-name="keyword3_5f_cpp"><text:span text:style-name="T2">const</text:span></text:span><text:span text:style-name="symbol0_5f_cpp"><text:span text:style-name="T1"> Fixed </text:span></text:span><text:span text:style-name="symbol3_5f_cpp"><text:span text:style-name="T2">&amp;</text:span></text:span><text:span text:style-name="symbol0_5f_cpp"><text:span text:style-name="T1">secon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keyword3_5f_cpp"><text:span text:style-name="T2">bool</text:span></text:span><text:span text:style-name="symbol0_5f_cpp"><text:span text:style-name="T1"> operator</text:span></text:span><text:span text:style-name="symbol1_5f_cpp"><text:span text:style-name="T2">&gt;</text:span></text:span><text:span text:style-name="symbol0_5f_cpp"><text:span text:style-name="T2">(</text:span></text:span><text:span text:style-name="keyword3_5f_cpp"><text:span text:style-name="T2">const</text:span></text:span><text:span text:style-name="symbol0_5f_cpp"><text:span text:style-name="T1"> Fixed </text:span></text:span><text:span text:style-name="symbol3_5f_cpp"><text:span text:style-name="T2">&amp;</text:span></text:span><text:span text:style-name="symbol0_5f_cpp"><text:span text:style-name="T1">first, </text:span></text:span><text:span text:style-name="keyword3_5f_cpp"><text:span text:style-name="T2">const</text:span></text:span><text:span text:style-name="symbol0_5f_cpp"><text:span text:style-name="T1"> Fixed </text:span></text:span><text:span text:style-name="symbol3_5f_cpp"><text:span text:style-name="T2">&amp;</text:span></text:span><text:span text:style-name="symbol0_5f_cpp"><text:span text:style-name="T1">secon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oft-page-break/><text:span text:style-name="keyword3_5f_cpp"><text:span text:style-name="T2">bool</text:span></text:span><text:span text:style-name="symbol0_5f_cpp"><text:span text:style-name="T1"> operator</text:span></text:span><text:span text:style-name="symbol1_5f_cpp"><text:span text:style-name="T2">&lt;=</text:span></text:span><text:span text:style-name="symbol0_5f_cpp"><text:span text:style-name="T2">(</text:span></text:span><text:span text:style-name="keyword3_5f_cpp"><text:span text:style-name="T2">const</text:span></text:span><text:span text:style-name="symbol0_5f_cpp"><text:span text:style-name="T1"> Fixed </text:span></text:span><text:span text:style-name="symbol3_5f_cpp"><text:span text:style-name="T2">&amp;</text:span></text:span><text:span text:style-name="symbol0_5f_cpp"><text:span text:style-name="T1">first, </text:span></text:span><text:span text:style-name="keyword3_5f_cpp"><text:span text:style-name="T2">const</text:span></text:span><text:span text:style-name="symbol0_5f_cpp"><text:span text:style-name="T1"> Fixed </text:span></text:span><text:span text:style-name="symbol3_5f_cpp"><text:span text:style-name="T2">&amp;</text:span></text:span><text:span text:style-name="symbol0_5f_cpp"><text:span text:style-name="T1">secon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keyword3_5f_cpp"><text:span text:style-name="T2">bool</text:span></text:span><text:span text:style-name="symbol0_5f_cpp"><text:span text:style-name="T1"> operator</text:span></text:span><text:span text:style-name="symbol1_5f_cpp"><text:span text:style-name="T2">&gt;=</text:span></text:span><text:span text:style-name="symbol0_5f_cpp"><text:span text:style-name="T2">(</text:span></text:span><text:span text:style-name="keyword3_5f_cpp"><text:span text:style-name="T2">const</text:span></text:span><text:span text:style-name="symbol0_5f_cpp"><text:span text:style-name="T1"> Fixed </text:span></text:span><text:span text:style-name="symbol3_5f_cpp"><text:span text:style-name="T2">&amp;</text:span></text:span><text:span text:style-name="symbol0_5f_cpp"><text:span text:style-name="T1">first, </text:span></text:span><text:span text:style-name="keyword3_5f_cpp"><text:span text:style-name="T2">const</text:span></text:span><text:span text:style-name="symbol0_5f_cpp"><text:span text:style-name="T1"> Fixed </text:span></text:span><text:span text:style-name="symbol3_5f_cpp"><text:span text:style-name="T2">&amp;</text:span></text:span><text:span text:style-name="symbol0_5f_cpp"><text:span text:style-name="T1">secon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keyword3_5f_cpp"><text:span text:style-name="T2">bool</text:span></text:span><text:span text:style-name="symbol0_5f_cpp"><text:span text:style-name="T1"> operator</text:span></text:span><text:span text:style-name="symbol3_5f_cpp"><text:span text:style-name="T2">!</text:span></text:span><text:span text:style-name="symbol1_5f_cpp"><text:span text:style-name="T2">=</text:span></text:span><text:span text:style-name="symbol0_5f_cpp"><text:span text:style-name="T2">(</text:span></text:span><text:span text:style-name="keyword3_5f_cpp"><text:span text:style-name="T2">const</text:span></text:span><text:span text:style-name="symbol0_5f_cpp"><text:span text:style-name="T1"> Fixed </text:span></text:span><text:span text:style-name="symbol3_5f_cpp"><text:span text:style-name="T2">&amp;</text:span></text:span><text:span text:style-name="symbol0_5f_cpp"><text:span text:style-name="T1">first, </text:span></text:span><text:span text:style-name="keyword3_5f_cpp"><text:span text:style-name="T2">const</text:span></text:span><text:span text:style-name="symbol0_5f_cpp"><text:span text:style-name="T1"> Fixed </text:span></text:span><text:span text:style-name="symbol3_5f_cpp"><text:span text:style-name="T2">&amp;</text:span></text:span><text:span text:style-name="symbol0_5f_cpp"><text:span text:style-name="T1">secon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keyword3_5f_cpp"><text:span text:style-name="T2">bool</text:span></text:span><text:span text:style-name="symbol0_5f_cpp"><text:span text:style-name="T1"> operator</text:span></text:span><text:span text:style-name="symbol1_5f_cpp"><text:span text:style-name="T2">==</text:span></text:span><text:span text:style-name="symbol0_5f_cpp"><text:span text:style-name="T2">(</text:span></text:span><text:span text:style-name="keyword3_5f_cpp"><text:span text:style-name="T2">const</text:span></text:span><text:span text:style-name="symbol0_5f_cpp"><text:span text:style-name="T1"> Fixed </text:span></text:span><text:span text:style-name="symbol3_5f_cpp"><text:span text:style-name="T2">&amp;</text:span></text:span><text:span text:style-name="symbol0_5f_cpp"><text:span text:style-name="T1">first, </text:span></text:span><text:span text:style-name="keyword3_5f_cpp"><text:span text:style-name="T2">const</text:span></text:span><text:span text:style-name="symbol0_5f_cpp"><text:span text:style-name="T1"> Fixed </text:span></text:span><text:span text:style-name="symbol3_5f_cpp"><text:span text:style-name="T2">&amp;</text:span></text:span><text:span text:style-name="symbol0_5f_cpp"><text:span text:style-name="T1">secon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span></text:p>
      <text:p text:style-name="Standard"><text:span text:style-name="symbol0_5f_cpp"><text:span text:style-name="T1">Get some overloading practice by implementing and testing these regular functions. You might also want to see what other operators might come in handy.</text:span></text:span></text:p>
      <text:p text:style-name="Standard"><text:span text:style-name="symbol0_5f_cpp"><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05-03T21:05:51</dc:date>
    <meta:editing-duration>PT46H59M27S</meta:editing-duration>
    <meta:editing-cycles>803</meta:editing-cycles>
    <meta:generator>OpenOffice.org/3.2$Linux OpenOffice.org_project/320m12$Build-9483</meta:generator>
    <dc:creator>DarkWyrm </dc:creator>
    <meta:document-statistic meta:table-count="1" meta:image-count="1" meta:object-count="0" meta:page-count="7" meta:paragraph-count="211" meta:word-count="1678" meta:character-count="10175"/>
    <meta:user-defined meta:name="Info 1"/>
    <meta:user-defined meta:name="Info 2"/>
    <meta:user-defined meta:name="Info 3"/>
    <meta:user-defined meta:name="Info 4"/>
  </office:meta>
</office:document-meta>
</file>